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12269" draw:textarea-horizontal-align="justify" draw:textarea-vertical-align="middle" draw:auto-grow-height="false" fo:min-height="21.975cm" fo:min-width="44.5cm" loext:decorative="false"/>
    </style:style>
    <style:style style:name="gr2" style:family="graphic" style:parent-style-name="standard">
      <style:graphic-properties draw:stroke="none" draw:fill="gradient" draw:fill-gradient-name="Gradient_20_27" draw:textarea-horizontal-align="justify" draw:textarea-vertical-align="middle" draw:auto-grow-height="false" fo:min-height="21.975cm" fo:min-width="34.5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="none" svg:stroke-width="0.02cm" svg:stroke-color="#0089d1" draw:marker-start-width="0.23cm" draw:marker-end-width="0.23cm" draw:fill="solid" draw:fill-color="#eaeaea" draw:textarea-horizontal-align="justify" draw:textarea-vertical-align="middle" draw:auto-grow-height="false" fo:min-height="0.466cm" fo:min-width="0.716cm" fo:padding-top="0.135cm" fo:padding-bottom="0.135cm" fo:padding-left="0.26cm" fo:padding-right="0.26cm" loext:decorative="false"/>
    </style:style>
    <style:style style:name="gr5" style:family="graphic" style:parent-style-name="standard">
      <style:graphic-properties draw:stroke="none" svg:stroke-width="0.02cm" svg:stroke-color="#0089d1" draw:marker-start-width="0.23cm" draw:marker-end-width="0.23cm" draw:fill="solid" draw:fill-color="#012269" draw:textarea-horizontal-align="justify" draw:textarea-vertical-align="middle" draw:auto-grow-height="false" fo:min-height="0cm" fo:min-width="0cm" fo:padding-top="0.13cm" fo:padding-bottom="0.13cm" fo:padding-left="0.255cm" fo:padding-right="0.255cm" loext:decorative="false"/>
    </style:style>
    <style:style style:name="gr6" style:family="graphic" style:parent-style-name="standard">
      <style:graphic-properties draw:stroke="none" svg:stroke-width="0.02cm" svg:stroke-color="#0089d1" draw:marker-start-width="0.23cm" draw:marker-end-width="0.23cm" draw:fill="solid" draw:fill-color="#334e87" draw:textarea-horizontal-align="justify" draw:textarea-vertical-align="middle" draw:auto-grow-height="false" fo:min-height="0.03cm" fo:min-width="0cm" fo:padding-top="0.135cm" fo:padding-bottom="0.135cm" fo:padding-left="0.26cm" fo:padding-right="0.26cm" loext:decorative="false"/>
    </style:style>
    <style:style style:name="gr7" style:family="graphic" style:parent-style-name="standard">
      <style:graphic-properties draw:stroke="none" svg:stroke-width="0.02cm" svg:stroke-color="#0089d1" draw:marker-start-width="0.23cm" draw:marker-end-width="0.23cm" draw:fill="solid" draw:fill-color="#334e87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8" style:family="graphic" style:parent-style-name="standard">
      <style:graphic-properties draw:stroke="none" svg:stroke-width="0.02cm" svg:stroke-color="#0089d1" draw:marker-start-width="0.23cm" draw:marker-end-width="0.23cm" draw:fill="solid" draw:fill-color="#012269" draw:textarea-horizontal-align="justify" draw:textarea-vertical-align="middle" draw:auto-grow-height="false" fo:min-height="0cm" fo:min-width="0.4cm" fo:padding-top="0.13cm" fo:padding-bottom="0.13cm" fo:padding-left="0.255cm" fo:padding-right="0.255cm" loext:decorative="false"/>
    </style:style>
    <style:style style:name="gr9" style:family="graphic" style:parent-style-name="standard">
      <style:graphic-properties draw:stroke="none" svg:stroke-width="0.02cm" svg:stroke-color="#0089d1" draw:marker-start-width="0.23cm" draw:marker-end-width="0.23cm" draw:fill="solid" draw:fill-color="#f0f0f0" draw:textarea-horizontal-align="justify" draw:textarea-vertical-align="middle" draw:auto-grow-height="false" fo:min-height="0cm" fo:min-width="0cm" fo:padding-top="0.13cm" fo:padding-bottom="0.13cm" fo:padding-left="0.255cm" fo:padding-right="0.255cm" loext:decorative="false"/>
    </style:style>
    <style:style style:name="gr10" style:family="graphic" style:parent-style-name="standard">
      <style:graphic-properties draw:stroke="none" svg:stroke-width="0cm" svg:stroke-color="#0089d1" draw:marker-start-width="0.2cm" draw:marker-end-width="0.2cm" draw:fill="solid" draw:fill-color="#eaeaea" draw:textarea-horizontal-align="justify" draw:textarea-vertical-align="middle" draw:auto-grow-height="false" fo:min-height="0.55cm" fo:min-width="0.9cm" fo:padding-top="0.125cm" fo:padding-bottom="0.125cm" fo:padding-left="0.25cm" fo:padding-right="0.25cm" loext:decorative="false"/>
    </style:style>
    <style:style style:name="gr11" style:family="graphic" style:parent-style-name="objectwithoutfill">
      <style:graphic-properties svg:stroke-width="0.03cm" svg:stroke-color="#99a6c3" draw:marker-start-width="0.245cm" draw:marker-end-width="0.245cm" draw:fill="none" draw:textarea-vertical-align="middle" fo:padding-top="0.14cm" fo:padding-bottom="0.14cm" fo:padding-left="0.265cm" fo:padding-right="0.265cm" loext:decorative="false"/>
    </style:style>
    <style:style style:name="gr12" style:family="graphic" style:parent-style-name="standard">
      <style:graphic-properties draw:stroke="none" svg:stroke-width="0cm" svg:stroke-color="#0089d1" draw:marker-start-width="0.2cm" draw:marker-end-width="0.2cm" draw:fill="solid" draw:fill-color="#00458a" draw:textarea-horizontal-align="justify" draw:textarea-vertical-align="middle" draw:auto-grow-height="false" fo:min-height="0cm" fo:min-width="0cm" fo:padding-top="0.125cm" fo:padding-bottom="0.125cm" fo:padding-left="0.25cm" fo:padding-right="0.25cm" loext:decorative="false"/>
    </style:style>
    <style:style style:name="gr13" style:family="graphic" style:parent-style-name="standard">
      <style:graphic-properties svg:stroke-width="0.05cm" svg:stroke-color="#99a6c3" draw:marker-start-width="0.275cm" draw:marker-end-width="0.275cm" draw:fill="solid" draw:fill-color="#f0f0f0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14" style:family="graphic" style:parent-style-name="standard">
      <style:graphic-properties draw:stroke="none" svg:stroke-width="0.03cm" svg:stroke-color="#00458a" draw:marker-start-width="0.245cm" draw:marker-end-width="0.245cm" draw:fill="solid" draw:fill-color="#00458a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5" style:family="graphic" style:parent-style-name="standard">
      <style:graphic-properties draw:stroke="solid" svg:stroke-width="0.02cm" svg:stroke-color="#00458a" draw:marker-start-width="0.23cm" draw:marker-end-width="0.23cm" draw:fill="solid" draw:fill-color="#eaeaea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16" style:family="graphic" style:parent-style-name="standard">
      <style:graphic-properties draw:stroke="none" svg:stroke-width="0cm" svg:stroke-color="#0089d1" draw:marker-start-width="0.2cm" draw:marker-end-width="0.2cm" draw:fill="solid" draw:fill-color="#eaeaea" draw:textarea-horizontal-align="justify" draw:textarea-vertical-align="middle" draw:auto-grow-height="false" fo:min-height="0.15cm" fo:min-width="0cm" fo:padding-top="0.125cm" fo:padding-bottom="0.125cm" fo:padding-left="0.25cm" fo:padding-right="0.25cm" loext:decorative="false"/>
    </style:style>
    <style:style style:name="gr17" style:family="graphic" style:parent-style-name="standard">
      <style:graphic-properties draw:stroke="none" svg:stroke-width="0cm" svg:stroke-color="#0089d1" draw:marker-start-width="0.2cm" draw:marker-end-width="0.2cm" draw:fill="solid" draw:fill-color="#00458a" draw:textarea-horizontal-align="justify" draw:textarea-vertical-align="middle" draw:auto-grow-height="false" fo:min-height="0.25cm" fo:min-width="0cm" fo:padding-top="0.125cm" fo:padding-bottom="0.125cm" fo:padding-left="0.25cm" fo:padding-right="0.25cm" loext:decorative="false"/>
    </style:style>
    <style:style style:name="gr18" style:family="graphic" style:parent-style-name="standard">
      <style:graphic-properties svg:stroke-width="0.15cm" svg:stroke-color="#ff950e" draw:marker-start-width="0.65cm" draw:marker-end-width="0.65cm" draw:fill="none" draw:textarea-vertical-align="middle" fo:padding-top="0.2cm" fo:padding-bottom="0.2cm" fo:padding-left="0.325cm" fo:padding-right="0.325cm" loext:decorative="false"/>
    </style:style>
    <style:style style:name="gr19" style:family="graphic" style:parent-style-name="objectwithoutfill">
      <style:graphic-properties svg:stroke-width="0.15cm" svg:stroke-color="#ff950e" draw:marker-start-width="0.65cm" draw:marker-end-width="0.65cm" draw:fill="none" draw:textarea-vertical-align="middle" fo:padding-top="0.2cm" fo:padding-bottom="0.2cm" fo:padding-left="0.325cm" fo:padding-right="0.325cm" loext:decorative="false"/>
    </style:style>
    <style:style style:name="gr20" style:family="graphic" style:parent-style-name="standard">
      <style:graphic-properties draw:stroke="none" svg:stroke-width="0.02cm" svg:stroke-color="#0089d1" draw:marker-start-width="0.23cm" draw:marker-end-width="0.23cm" draw:fill="solid" draw:fill-color="#eaeaea" draw:textarea-horizontal-align="justify" draw:textarea-vertical-align="middle" draw:auto-grow-height="false" fo:min-height="1.13cm" fo:min-width="1.88cm" fo:padding-top="0.135cm" fo:padding-bottom="0.135cm" fo:padding-left="0.26cm" fo:padding-right="0.26cm" loext:decorative="false"/>
    </style:style>
    <style:style style:name="gr21" style:family="graphic" style:parent-style-name="standard">
      <style:graphic-properties draw:stroke="none" svg:stroke-width="0.02cm" svg:stroke-color="#0089d1" draw:marker-start-width="0.23cm" draw:marker-end-width="0.23cm" draw:fill="solid" draw:fill-color="#00458a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22" style:family="graphic" style:parent-style-name="standard">
      <style:graphic-properties draw:stroke="none" svg:stroke-width="0.02cm" svg:stroke-color="#0089d1" draw:marker-start-width="0.23cm" draw:marker-end-width="0.23cm" draw:fill="solid" draw:fill-color="#eaeaea" draw:textarea-horizontal-align="justify" draw:textarea-vertical-align="middle" draw:auto-grow-height="false" fo:min-height="0.73cm" fo:min-width="1.28cm" fo:padding-top="0.135cm" fo:padding-bottom="0.135cm" fo:padding-left="0.26cm" fo:padding-right="0.26cm" draw:shadow="visible" draw:shadow-offset-x="0cm" draw:shadow-offset-y="0cm" draw:shadow-opacity="50%" loext:decorative="false"/>
    </style:style>
    <style:style style:name="gr23" style:family="graphic" style:parent-style-name="standard">
      <style:graphic-properties svg:stroke-width="0.02cm" svg:stroke-color="#99a6c3" draw:marker-start-width="0.23cm" draw:marker-end-width="0.23cm" draw:fill="solid" draw:fill-color="#f0f0f0" draw:textarea-horizontal-align="justify" draw:textarea-vertical-align="middle" draw:auto-grow-height="false" fo:min-height="0cm" fo:min-width="0cm" fo:padding-top="0.135cm" fo:padding-bottom="0.135cm" fo:padding-left="0.26cm" fo:padding-right="0.26cm" draw:shadow="visible" draw:shadow-offset-x="0cm" draw:shadow-offset-y="0cm" draw:shadow-opacity="50%" loext:decorative="false"/>
    </style:style>
    <style:style style:name="gr24" style:family="graphic" style:parent-style-name="standard">
      <style:graphic-properties svg:stroke-width="0.02cm" svg:stroke-color="#99a6c3" draw:marker-start-width="0.23cm" draw:marker-end-width="0.23cm" draw:fill="solid" draw:fill-color="#99a6c3" draw:textarea-horizontal-align="justify" draw:textarea-vertical-align="middle" draw:auto-grow-height="false" fo:min-height="0cm" fo:min-width="0cm" fo:padding-top="0.135cm" fo:padding-bottom="0.135cm" fo:padding-left="0.26cm" fo:padding-right="0.26cm" draw:shadow="visible" draw:shadow-offset-x="0cm" draw:shadow-offset-y="0cm" draw:shadow-opacity="50%" loext:decorative="false"/>
    </style:style>
    <style:style style:name="gr25" style:family="graphic" style:parent-style-name="standard">
      <style:graphic-properties draw:stroke="none" svg:stroke-width="0.02cm" svg:stroke-color="#0089d1" draw:marker-start-width="0.23cm" draw:marker-end-width="0.23cm" draw:fill="solid" draw:fill-color="#f0f0f0" draw:textarea-horizontal-align="justify" draw:textarea-vertical-align="middle" draw:auto-grow-height="false" fo:min-height="0cm" fo:min-width="0cm" fo:padding-top="0.135cm" fo:padding-bottom="0.135cm" fo:padding-left="0.26cm" fo:padding-right="0.26cm" draw:shadow="visible" draw:shadow-offset-x="0cm" draw:shadow-offset-y="0cm" draw:shadow-opacity="50%" loext:decorative="false"/>
    </style:style>
    <style:style style:name="gr26" style:family="graphic" style:parent-style-name="standard">
      <style:graphic-properties draw:stroke="none" svg:stroke-width="0.02cm" svg:stroke-color="#0089d1" draw:marker-start-width="0.23cm" draw:marker-end-width="0.23cm" draw:fill="solid" draw:fill-color="#012269" draw:textarea-horizontal-align="justify" draw:textarea-vertical-align="middle" draw:auto-grow-height="false" fo:min-height="0cm" fo:min-width="0cm" fo:padding-top="0.135cm" fo:padding-bottom="0.135cm" fo:padding-left="0.26cm" fo:padding-right="0.26cm" draw:shadow="visible" draw:shadow-offset-x="0cm" draw:shadow-offset-y="0cm" draw:shadow-opacity="50%" loext:decorative="false"/>
    </style:style>
    <style:style style:name="gr27" style:family="graphic" style:parent-style-name="standard">
      <style:graphic-properties draw:stroke="none" svg:stroke-width="0.02cm" svg:stroke-color="#0089d1" draw:marker-start-width="0.23cm" draw:marker-end-width="0.23cm" draw:fill="solid" draw:fill-color="#eaeaea" draw:textarea-horizontal-align="justify" draw:textarea-vertical-align="middle" draw:auto-grow-height="false" fo:min-height="0.541cm" fo:min-width="0.721cm" fo:padding-top="0.135cm" fo:padding-bottom="0.135cm" fo:padding-left="0.26cm" fo:padding-right="0.26cm" loext:decorative="false"/>
    </style:style>
    <style:style style:name="gr28" style:family="graphic" style:parent-style-name="standard">
      <style:graphic-properties draw:stroke="none" svg:stroke-width="0.02cm" svg:stroke-color="#0089d1" draw:marker-start-width="0.23cm" draw:marker-end-width="0.23cm" draw:fill="solid" draw:fill-color="#ffffff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29" style:family="graphic" style:parent-style-name="standard">
      <style:graphic-properties draw:stroke="none" svg:stroke-width="0.02cm" svg:stroke-color="#0089d1" draw:marker-start-width="0.23cm" draw:marker-end-width="0.23cm" draw:fill="solid" draw:fill-color="#012269" draw:textarea-horizontal-align="justify" draw:textarea-vertical-align="middle" draw:auto-grow-height="false" fo:min-height="0.071cm" fo:min-width="0cm" fo:padding-top="0.13cm" fo:padding-bottom="0.13cm" fo:padding-left="0.255cm" fo:padding-right="0.255cm" loext:decorative="false"/>
    </style:style>
    <style:style style:name="gr30" style:family="graphic" style:parent-style-name="standard">
      <style:graphic-properties draw:stroke="none" svg:stroke-width="0.02cm" svg:stroke-color="#0089d1" draw:marker-start-width="0.23cm" draw:marker-end-width="0.23cm" draw:fill="solid" draw:fill-color="#012269" draw:textarea-horizontal-align="justify" draw:textarea-vertical-align="middle" draw:auto-grow-height="false" fo:min-height="0cm" fo:min-width="0.252cm" fo:padding-top="0.13cm" fo:padding-bottom="0.13cm" fo:padding-left="0.255cm" fo:padding-right="0.255cm" loext:decorative="false"/>
    </style:style>
    <style:style style:name="gr31" style:family="graphic" style:parent-style-name="standard">
      <style:graphic-properties draw:stroke="none" svg:stroke-width="0cm" svg:stroke-color="#0089d1" draw:marker-start-width="0.2cm" draw:marker-end-width="0.2cm" draw:fill="solid" draw:fill-color="#eaeaea" draw:textarea-horizontal-align="justify" draw:textarea-vertical-align="middle" draw:auto-grow-height="false" fo:min-height="1.15cm" fo:min-width="2.1cm" fo:padding-top="0.125cm" fo:padding-bottom="0.125cm" fo:padding-left="0.25cm" fo:padding-right="0.25cm" loext:decorative="false"/>
    </style:style>
    <style:style style:name="gr32" style:family="graphic" style:parent-style-name="standard">
      <style:graphic-properties draw:stroke="none" svg:stroke-width="0cm" draw:marker-start-width="0.2cm" draw:marker-end-width="0.2cm" draw:fill="solid" draw:fill-color="#00458a" draw:textarea-horizontal-align="justify" draw:textarea-vertical-align="middle" draw:auto-grow-height="false" fo:min-height="0cm" fo:min-width="2.1cm" loext:decorative="false"/>
    </style:style>
    <style:style style:name="P1" style:family="paragraph">
      <loext:graphic-properties draw:fill-color="#012269"/>
      <style:paragraph-properties fo:text-align="center"/>
    </style:style>
    <style:style style:name="P2" style:family="paragraph">
      <loext:graphic-properties draw:fill="gradient" draw:fill-gradient-name="Gradient_20_27"/>
      <style:paragraph-properties fo:text-align="center"/>
    </style:style>
    <style:style style:name="P3" style:family="paragraph">
      <loext:graphic-properties draw:fill="solid" draw:fill-color="#eaeaea"/>
      <style:paragraph-properties fo:text-align="center"/>
    </style:style>
    <style:style style:name="P4" style:family="paragraph">
      <loext:graphic-properties draw:fill="solid" draw:fill-color="#012269"/>
      <style:paragraph-properties fo:text-align="center"/>
    </style:style>
    <style:style style:name="P5" style:family="paragraph">
      <loext:graphic-properties draw:fill="solid" draw:fill-color="#334e87"/>
      <style:paragraph-properties fo:text-align="center"/>
    </style:style>
    <style:style style:name="P6" style:family="paragraph">
      <loext:graphic-properties draw:fill="solid" draw:fill-color="#f0f0f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00458a"/>
      <style:paragraph-properties fo:text-align="center"/>
    </style:style>
    <style:style style:name="P9" style:family="paragraph">
      <loext:graphic-properties draw:fill="solid" draw:fill-color="#99a6c3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5cm" svg:height="22.225cm" svg:x="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5cm" svg:height="22.225cm" svg:x="13cm" svg:y="10cm">
          <text:p/>
          <draw:enhanced-geometry svg:viewBox="0 0 21600 21600" draw:type="rectangle" draw:enhanced-path="M 0 0 L 21600 0 21600 21600 0 21600 0 0 Z N"/>
        </draw:custom-shape>
        <draw:g draw:style-name="gr3" xml:id="id2" draw:id="id2">
          <draw:g draw:style-name="gr3">
            <draw:custom-shape draw:style-name="gr4" draw:text-style-name="P3" draw:layer="layout" svg:width="1.3cm" svg:height="0.8cm" draw:transform="rotate (-1.5707963267949) translate (34.591cm 14.069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948.7236403995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4" draw:layer="layout" svg:width="0.232cm" svg:height="0.244cm" draw:transform="rotate (-1.5707963267949) translate (34.25cm 14.5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5" draw:layer="layout" svg:width="0.368cm" svg:height="0.3cm" draw:transform="rotate (-1.5707963267949) translate (34.291cm 15.06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186cm" svg:height="0.146cm" draw:transform="rotate (-1.5707963267949) translate (34.052cm 14.8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232cm" svg:height="0.134cm" draw:transform="rotate (-1.5707963267949) translate (34.508cm 15.1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147cm" svg:height="0.149cm" draw:transform="rotate (-1.5707963267949) translate (34.135cm 14.31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145cm" svg:height="0.244cm" draw:transform="rotate (-1.5707963267949) translate (34.435cm 14.31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105cm" svg:height="0.089cm" draw:transform="rotate (-1.5707963267949) translate (34.388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5" draw:layer="layout" svg:width="0.254cm" svg:height="0.205cm" draw:transform="rotate (-1.5707963267949) translate (34.43cm 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 draw:style-name="gr3">
              <draw:custom-shape draw:style-name="gr8" draw:text-style-name="P4" draw:layer="layout" svg:width="0.91cm" svg:height="0.091cm" draw:transform="rotate (-1.5707963267949) translate (34.591cm 14.14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 draw:style-name="gr3">
                <draw:custom-shape draw:style-name="gr9" draw:text-style-name="P6" draw:layer="layout" svg:width="0.023cm" svg:height="0.024cm" draw:transform="rotate (-1.5707963267949) translate (34.576cm 14.16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4.576cm 14.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4.576cm 14.2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4.576cm 14.27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4.576cm 14.35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4.576cm 14.39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4.576cm 14.43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4.576cm 14.47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4.576cm 14.51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4.576cm 14.55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4.576cm 14.59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4.576cm 14.633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4.576cm 14.67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4.576cm 14.71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4.576cm 14.75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4.576cm 14.7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4.576cm 14.82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4.576cm 14.86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4.576cm 14.90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4.576cm 14.94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4.576cm 14.98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4.576cm 15.02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 draw:style-name="gr3">
                  <draw:custom-shape draw:style-name="gr9" draw:text-style-name="P6" draw:layer="layout" svg:width="0.023cm" svg:height="0.024cm" draw:transform="rotate (-1.5707963267949) translate (34.576cm 14.318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4.54cm 14.16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4.54cm 14.199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4.54cm 14.239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4.54cm 14.278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4.54cm 14.317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4.54cm 14.357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4.54cm 14.396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4.54cm 14.435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4.54cm 14.475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4.54cm 14.514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4.54cm 14.553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4.54cm 14.593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4.54cm 14.632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4.54cm 14.67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4.54cm 14.7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4.54cm 14.75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4.54cm 14.789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4.54cm 14.828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4.54cm 14.868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4.54cm 14.907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4.54cm 14.946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4.54cm 14.986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4.54cm 15.025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  <draw:g draw:style-name="gr3">
              <draw:custom-shape draw:style-name="gr8" draw:text-style-name="P4" draw:layer="layout" svg:width="0.91cm" svg:height="0.091cm" draw:transform="rotate (-1.5707963267949) translate (33.882cm 14.1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 draw:style-name="gr3">
                <draw:custom-shape draw:style-name="gr9" draw:text-style-name="P6" draw:layer="layout" svg:width="0.023cm" svg:height="0.024cm" draw:transform="rotate (-1.5707963267949) translate (33.867cm 14.17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3.867cm 14.21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3.867cm 14.25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3.867cm 14.2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3.867cm 14.36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3.867cm 14.40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3.867cm 14.44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3.867cm 14.48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3.867cm 14.52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3.867cm 14.56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3.867cm 14.60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3.867cm 14.64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3.867cm 14.683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3.867cm 14.72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3.867cm 14.76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3.867cm 14.80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3.867cm 14.8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3.867cm 14.8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3.867cm 14.91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3.867cm 14.95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3.867cm 14.99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-1.5707963267949) translate (33.867cm 15.03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 draw:style-name="gr3">
                  <draw:custom-shape draw:style-name="gr9" draw:text-style-name="P6" draw:layer="layout" svg:width="0.023cm" svg:height="0.024cm" draw:transform="rotate (-1.5707963267949) translate (33.867cm 14.329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3.831cm 14.17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3.831cm 14.2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3.831cm 14.25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3.831cm 14.289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3.831cm 14.328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3.831cm 14.368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3.831cm 14.407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3.831cm 14.446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3.831cm 14.486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3.831cm 14.525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3.831cm 14.564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3.831cm 14.604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3.831cm 14.643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3.831cm 14.682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3.831cm 14.72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3.831cm 14.76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3.831cm 14.8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3.831cm 14.839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3.831cm 14.879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3.831cm 14.918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3.831cm 14.957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3.831cm 14.997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6" draw:layer="layout" svg:width="0.023cm" svg:height="0.024cm" draw:transform="rotate (-1.5707963267949) translate (33.831cm 15.036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</draw:g>
        <draw:g draw:style-name="gr3" xml:id="id1" draw:id="id1">
          <draw:g draw:style-name="gr3">
            <draw:custom-shape draw:style-name="gr10" draw:text-style-name="P3" draw:layer="layout" svg:width="1.4cm" svg:height="0.8cm" svg:x="36.931cm" svg:y="11.803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7" draw:layer="layout" svg:x1="37.531cm" svg:y1="11.803cm" svg:x2="37.531cm" svg:y2="12.603cm">
              <text:p/>
            </draw:line>
            <draw:line draw:style-name="gr11" draw:text-style-name="P7" draw:layer="layout" svg:x1="37.931cm" svg:y1="11.803cm" svg:x2="37.931cm" svg:y2="12.603cm">
              <text:p/>
            </draw:line>
            <draw:custom-shape draw:style-name="gr12" draw:text-style-name="P8" draw:layer="layout" svg:width="0.1cm" svg:height="0.1cm" svg:x="37.331cm" svg:y="11.90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6" draw:layer="layout" svg:width="0.2cm" svg:height="0.2cm" svg:x="37.031cm" svg:y="12.303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8" draw:layer="layout" svg:width="0.1cm" svg:height="0.1cm" svg:x="37.182cm" svg:y="11.903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8" draw:layer="layout" svg:width="0.1cm" svg:height="0.1cm" svg:x="37.031cm" svg:y="11.903cm">
              <text:p/>
              <draw:enhanced-geometry svg:viewBox="0 0 21600 21600" draw:type="rectangle" draw:enhanced-path="M 0 0 L 21600 0 21600 21600 0 21600 0 0 Z N"/>
            </draw:custom-shape>
            <draw:g draw:style-name="gr3">
              <draw:custom-shape draw:style-name="gr14" draw:text-style-name="P8" draw:layer="layout" svg:width="0.1cm" svg:height="0.1cm" svg:x="38.131cm" svg:y="12.13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3">
              <draw:custom-shape draw:style-name="gr14" draw:text-style-name="P8" draw:layer="layout" svg:width="0.1cm" svg:height="0.1cm" svg:x="38.131cm" svg:y="12.36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3">
              <draw:custom-shape draw:style-name="gr14" draw:text-style-name="P8" draw:layer="layout" svg:width="0.1cm" svg:height="0.1cm" svg:x="38.131cm" svg:y="12.4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3">
              <draw:custom-shape draw:style-name="gr15" draw:text-style-name="P3" draw:layer="layout" svg:width="0.06cm" svg:height="0.06cm" svg:x="37.631cm" svg:y="12.49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3">
              <draw:custom-shape draw:style-name="gr14" draw:text-style-name="P8" draw:layer="layout" svg:width="0.1cm" svg:height="0.1cm" svg:x="38.131cm" svg:y="12.24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1" draw:text-style-name="P7" draw:layer="layout" svg:x1="37.531cm" svg:y1="12.103cm" svg:x2="38.331cm" svg:y2="12.103cm">
              <text:p/>
            </draw:line>
            <draw:g draw:style-name="gr3">
              <draw:custom-shape draw:style-name="gr15" draw:text-style-name="P3" draw:layer="layout" svg:width="0.06cm" svg:height="0.06cm" svg:x="37.631cm" svg:y="12.38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3">
              <draw:custom-shape draw:style-name="gr15" draw:text-style-name="P3" draw:layer="layout" svg:width="0.06cm" svg:height="0.06cm" svg:x="37.631cm" svg:y="12.26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3">
              <draw:custom-shape draw:style-name="gr15" draw:text-style-name="P3" draw:layer="layout" svg:width="0.06cm" svg:height="0.06cm" svg:x="37.631cm" svg:y="12.14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3">
              <draw:g draw:style-name="gr3">
                <draw:custom-shape draw:style-name="gr15" draw:text-style-name="P3" draw:layer="layout" svg:width="0.06cm" svg:height="0.06cm" svg:x="37.771cm" svg:y="12.499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 draw:style-name="gr3">
                <draw:custom-shape draw:style-name="gr15" draw:text-style-name="P3" draw:layer="layout" svg:width="0.06cm" svg:height="0.06cm" svg:x="37.771cm" svg:y="12.38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 draw:style-name="gr3">
                <draw:custom-shape draw:style-name="gr15" draw:text-style-name="P3" draw:layer="layout" svg:width="0.06cm" svg:height="0.06cm" svg:x="37.771cm" svg:y="12.26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 draw:style-name="gr3">
                <draw:custom-shape draw:style-name="gr15" draw:text-style-name="P3" draw:layer="layout" svg:width="0.06cm" svg:height="0.06cm" svg:x="37.771cm" svg:y="12.14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g draw:style-name="gr3">
              <draw:custom-shape draw:style-name="gr16" draw:text-style-name="P3" draw:layer="layout" svg:width="0.15cm" svg:height="0.4cm" svg:x="38.331cm" svg:y="11.8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7" draw:text-style-name="P8" draw:layer="layout" svg:width="0.15cm" svg:height="0.5cm" svg:x="38.331cm" svg:y="12.203cm">
                <text:p/>
                <draw:enhanced-geometry svg:viewBox="0 0 21600 21600" draw:type="rectangle" draw:enhanced-path="M 0 0 L 21600 0 21600 21600 0 21600 0 0 Z N"/>
              </draw:custom-shape>
              <draw:g draw:style-name="gr3">
                <draw:custom-shape draw:style-name="gr12" draw:text-style-name="P8" draw:layer="layout" svg:width="0.06cm" svg:height="0.06cm" svg:x="38.376cm" svg:y="12.04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line draw:style-name="gr11" draw:text-style-name="P7" draw:layer="layout" svg:x1="38.331cm" svg:y1="11.803cm" svg:x2="38.331cm" svg:y2="12.703cm">
              <text:p/>
            </draw:line>
            <draw:g draw:style-name="gr3">
              <draw:custom-shape draw:style-name="gr16" draw:text-style-name="P3" draw:layer="layout" svg:width="0.15cm" svg:height="0.4cm" svg:x="38.481cm" svg:y="11.8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7" draw:text-style-name="P8" draw:layer="layout" svg:width="0.15cm" svg:height="0.5cm" svg:x="38.481cm" svg:y="12.203cm">
                <text:p/>
                <draw:enhanced-geometry svg:viewBox="0 0 21600 21600" draw:type="rectangle" draw:enhanced-path="M 0 0 L 21600 0 21600 21600 0 21600 0 0 Z N"/>
              </draw:custom-shape>
              <draw:g draw:style-name="gr3">
                <draw:custom-shape draw:style-name="gr12" draw:text-style-name="P8" draw:layer="layout" svg:width="0.06cm" svg:height="0.06cm" svg:x="38.526cm" svg:y="12.04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g draw:style-name="gr3">
              <draw:custom-shape draw:style-name="gr16" draw:text-style-name="P3" draw:layer="layout" svg:width="0.15cm" svg:height="0.4cm" svg:x="38.631cm" svg:y="11.8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7" draw:text-style-name="P8" draw:layer="layout" svg:width="0.15cm" svg:height="0.5cm" svg:x="38.631cm" svg:y="12.203cm">
                <text:p/>
                <draw:enhanced-geometry svg:viewBox="0 0 21600 21600" draw:type="rectangle" draw:enhanced-path="M 0 0 L 21600 0 21600 21600 0 21600 0 0 Z N"/>
              </draw:custom-shape>
              <draw:g draw:style-name="gr3">
                <draw:custom-shape draw:style-name="gr12" draw:text-style-name="P8" draw:layer="layout" svg:width="0.06cm" svg:height="0.06cm" svg:x="38.676cm" svg:y="12.04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g draw:style-name="gr3">
              <draw:custom-shape draw:style-name="gr16" draw:text-style-name="P3" draw:layer="layout" svg:width="0.15cm" svg:height="0.4cm" svg:x="38.781cm" svg:y="11.8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7" draw:text-style-name="P8" draw:layer="layout" svg:width="0.15cm" svg:height="0.5cm" svg:x="38.781cm" svg:y="12.203cm">
                <text:p/>
                <draw:enhanced-geometry svg:viewBox="0 0 21600 21600" draw:type="rectangle" draw:enhanced-path="M 0 0 L 21600 0 21600 21600 0 21600 0 0 Z N"/>
              </draw:custom-shape>
              <draw:g draw:style-name="gr3">
                <draw:custom-shape draw:style-name="gr12" draw:text-style-name="P8" draw:layer="layout" svg:width="0.06cm" svg:height="0.06cm" svg:x="38.826cm" svg:y="12.04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line draw:style-name="gr11" draw:text-style-name="P7" draw:layer="layout" svg:x1="38.631cm" svg:y1="11.803cm" svg:x2="38.631cm" svg:y2="12.703cm">
              <text:p/>
            </draw:line>
            <draw:line draw:style-name="gr11" draw:text-style-name="P7" draw:layer="layout" svg:x1="38.481cm" svg:y1="11.803cm" svg:x2="38.481cm" svg:y2="12.703cm">
              <text:p/>
            </draw:line>
            <draw:line draw:style-name="gr11" draw:text-style-name="P7" draw:layer="layout" svg:x1="38.781cm" svg:y1="11.803cm" svg:x2="38.781cm" svg:y2="12.703cm">
              <text:p/>
            </draw:line>
            <draw:g draw:style-name="gr3">
              <draw:custom-shape draw:style-name="gr16" draw:text-style-name="P3" draw:layer="layout" svg:width="0.3cm" svg:height="0.4cm" svg:x="38.931cm" svg:y="11.8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7" draw:text-style-name="P8" draw:layer="layout" svg:width="0.3cm" svg:height="0.5cm" svg:x="38.931cm" svg:y="12.203cm">
                <text:p/>
                <draw:enhanced-geometry svg:viewBox="0 0 21600 21600" draw:type="rectangle" draw:enhanced-path="M 0 0 L 21600 0 21600 21600 0 21600 0 0 Z N"/>
              </draw:custom-shape>
              <draw:g draw:style-name="gr3">
                <draw:custom-shape draw:style-name="gr12" draw:text-style-name="P8" draw:layer="layout" svg:width="0.06cm" svg:height="0.06cm" svg:x="38.984cm" svg:y="12.04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 draw:style-name="gr3">
                <draw:custom-shape draw:style-name="gr12" draw:text-style-name="P8" draw:layer="layout" svg:width="0.06cm" svg:height="0.06cm" svg:x="39.118cm" svg:y="12.04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g draw:style-name="gr3">
              <draw:custom-shape draw:style-name="gr16" draw:text-style-name="P3" draw:layer="layout" svg:width="0.3cm" svg:height="0.4cm" svg:x="39.231cm" svg:y="11.8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7" draw:text-style-name="P8" draw:layer="layout" svg:width="0.3cm" svg:height="0.5cm" svg:x="39.231cm" svg:y="12.203cm">
                <text:p/>
                <draw:enhanced-geometry svg:viewBox="0 0 21600 21600" draw:type="rectangle" draw:enhanced-path="M 0 0 L 21600 0 21600 21600 0 21600 0 0 Z N"/>
              </draw:custom-shape>
              <draw:g draw:style-name="gr3">
                <draw:custom-shape draw:style-name="gr12" draw:text-style-name="P8" draw:layer="layout" svg:width="0.06cm" svg:height="0.06cm" svg:x="39.284cm" svg:y="12.04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 draw:style-name="gr3">
                <draw:custom-shape draw:style-name="gr12" draw:text-style-name="P8" draw:layer="layout" svg:width="0.06cm" svg:height="0.06cm" svg:x="39.418cm" svg:y="12.04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line draw:style-name="gr11" draw:text-style-name="P7" draw:layer="layout" svg:x1="39.231cm" svg:y1="11.803cm" svg:x2="39.231cm" svg:y2="12.703cm">
              <text:p/>
            </draw:line>
            <draw:line draw:style-name="gr11" draw:text-style-name="P7" draw:layer="layout" svg:x1="38.931cm" svg:y1="11.803cm" svg:x2="38.931cm" svg:y2="12.703cm">
              <text:p/>
            </draw:line>
          </draw:g>
        </draw:g>
        <draw:connector draw:style-name="gr18" draw:text-style-name="P7" draw:layer="layout" svg:x1="36.931cm" svg:y1="12.253cm" svg:x2="34.191cm" svg:y2="14cm" draw:start-shape="id1" draw:start-glue-point="3" draw:end-shape="id2" draw:end-glue-point="0" svg:d="M36931 12253h-2740v1747" svg:viewBox="0 0 2741 1748">
          <text:p/>
        </draw:connector>
        <draw:line draw:style-name="gr19" draw:text-style-name="P7" draw:layer="layout" svg:x1="34.418cm" svg:y1="13.261cm" svg:x2="43.8cm" svg:y2="13.261cm">
          <text:p/>
        </draw:line>
        <draw:polyline draw:style-name="gr19" draw:text-style-name="P7" draw:layer="layout" svg:width="2.508cm" svg:height="1.939cm" draw:transform="rotate (1.5707963267949) translate (41.907cm 14.3060923344948cm)" svg:viewBox="0 0 2509 1940" draw:points="0,0 1026,0 1026,1940 2509,1940">
          <text:p/>
        </draw:polyline>
        <draw:line draw:style-name="gr19" draw:text-style-name="P7" draw:layer="layout" svg:x1="37.525cm" svg:y1="14.6cm" svg:x2="37.525cm" svg:y2="13.261cm">
          <text:p/>
        </draw:line>
        <draw:g draw:style-name="gr3">
          <draw:g draw:style-name="gr3">
            <draw:custom-shape draw:style-name="gr20" draw:text-style-name="P3" draw:layer="layout" svg:width="2.4cm" svg:height="1.4cm" svg:x="43.531cm" svg:y="11.103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7" draw:layer="layout" svg:x1="44.131cm" svg:y1="11.103cm" svg:x2="44.131cm" svg:y2="12.503cm">
              <text:p/>
            </draw:line>
            <draw:line draw:style-name="gr11" draw:text-style-name="P7" draw:layer="layout" svg:x1="44.531cm" svg:y1="11.103cm" svg:x2="44.531cm" svg:y2="12.503cm">
              <text:p/>
            </draw:line>
            <draw:line draw:style-name="gr11" draw:text-style-name="P7" draw:layer="layout" svg:x1="45.131cm" svg:y1="11.103cm" svg:x2="45.131cm" svg:y2="12.503cm">
              <text:p/>
            </draw:line>
            <draw:custom-shape draw:style-name="gr21" draw:text-style-name="P8" draw:layer="layout" svg:width="0.2cm" svg:height="0.2cm" svg:x="43.731cm" svg:y="11.303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8" draw:layer="layout" svg:width="0.2cm" svg:height="0.2cm" svg:x="43.731cm" svg:y="11.703cm">
              <text:p/>
              <draw:enhanced-geometry svg:viewBox="0 0 21600 21600" draw:type="rectangle" draw:enhanced-path="M 0 0 L 21600 0 21600 21600 0 21600 0 0 Z N"/>
            </draw:custom-shape>
            <draw:g draw:style-name="gr3">
              <draw:custom-shape draw:style-name="gr21" draw:text-style-name="P8" draw:layer="layout" svg:width="0.1cm" svg:height="0.1cm" svg:x="44.331cm" svg:y="11.2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8" draw:layer="layout" svg:width="0.1cm" svg:height="0.1cm" svg:x="44.331cm" svg:y="11.3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8" draw:layer="layout" svg:width="0.1cm" svg:height="0.1cm" svg:x="44.331cm" svg:y="11.5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8" draw:layer="layout" svg:width="0.1cm" svg:height="0.1cm" svg:x="44.331cm" svg:y="11.6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8" draw:layer="layout" svg:width="0.1cm" svg:height="0.1cm" svg:x="44.331cm" svg:y="11.9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8" draw:layer="layout" svg:width="0.1cm" svg:height="0.1cm" svg:x="44.331cm" svg:y="12.14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8" draw:layer="layout" svg:width="0.1cm" svg:height="0.1cm" svg:x="44.331cm" svg:y="12.3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8" draw:layer="layout" svg:width="0.1cm" svg:height="0.1cm" svg:x="44.331cm" svg:y="11.8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3">
              <draw:custom-shape draw:style-name="gr21" draw:text-style-name="P8" draw:layer="layout" svg:width="0.1cm" svg:height="0.1cm" svg:x="44.631cm" svg:y="11.2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8" draw:layer="layout" svg:width="0.1cm" svg:height="0.1cm" svg:x="44.631cm" svg:y="11.3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8" draw:layer="layout" svg:width="0.1cm" svg:height="0.1cm" svg:x="44.631cm" svg:y="11.5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8" draw:layer="layout" svg:width="0.1cm" svg:height="0.1cm" svg:x="44.631cm" svg:y="11.6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8" draw:layer="layout" svg:width="0.1cm" svg:height="0.1cm" svg:x="44.631cm" svg:y="11.9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8" draw:layer="layout" svg:width="0.1cm" svg:height="0.1cm" svg:x="44.631cm" svg:y="12.14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8" draw:layer="layout" svg:width="0.1cm" svg:height="0.1cm" svg:x="44.631cm" svg:y="12.3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8" draw:layer="layout" svg:width="0.1cm" svg:height="0.1cm" svg:x="44.631cm" svg:y="11.8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3">
              <draw:custom-shape draw:style-name="gr21" draw:text-style-name="P8" draw:layer="layout" svg:width="0.1cm" svg:height="0.1cm" svg:x="44.931cm" svg:y="11.2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8" draw:layer="layout" svg:width="0.1cm" svg:height="0.1cm" svg:x="44.931cm" svg:y="11.3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8" draw:layer="layout" svg:width="0.1cm" svg:height="0.1cm" svg:x="44.931cm" svg:y="11.5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8" draw:layer="layout" svg:width="0.1cm" svg:height="0.1cm" svg:x="44.931cm" svg:y="11.6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8" draw:layer="layout" svg:width="0.1cm" svg:height="0.1cm" svg:x="44.931cm" svg:y="11.9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8" draw:layer="layout" svg:width="0.1cm" svg:height="0.1cm" svg:x="44.931cm" svg:y="12.14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8" draw:layer="layout" svg:width="0.1cm" svg:height="0.1cm" svg:x="44.931cm" svg:y="12.3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8" draw:layer="layout" svg:width="0.1cm" svg:height="0.1cm" svg:x="44.931cm" svg:y="11.8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3">
              <draw:custom-shape draw:style-name="gr21" draw:text-style-name="P8" draw:layer="layout" svg:width="0.1cm" svg:height="0.1cm" svg:x="45.331cm" svg:y="11.2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8" draw:layer="layout" svg:width="0.1cm" svg:height="0.1cm" svg:x="45.331cm" svg:y="11.3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8" draw:layer="layout" svg:width="0.1cm" svg:height="0.1cm" svg:x="45.331cm" svg:y="11.5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8" draw:layer="layout" svg:width="0.1cm" svg:height="0.1cm" svg:x="45.331cm" svg:y="11.6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8" draw:layer="layout" svg:width="0.1cm" svg:height="0.1cm" svg:x="45.331cm" svg:y="11.9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8" draw:layer="layout" svg:width="0.1cm" svg:height="0.1cm" svg:x="45.331cm" svg:y="12.14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8" draw:layer="layout" svg:width="0.1cm" svg:height="0.1cm" svg:x="45.331cm" svg:y="12.3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8" draw:layer="layout" svg:width="0.1cm" svg:height="0.1cm" svg:x="45.331cm" svg:y="11.8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1" draw:text-style-name="P7" draw:layer="layout" svg:x1="45.531cm" svg:y1="11.103cm" svg:x2="45.531cm" svg:y2="12.503cm">
              <text:p/>
            </draw:line>
          </draw:g>
        </draw:g>
        <draw:g draw:style-name="gr3">
          <draw:g draw:style-name="gr3">
            <draw:custom-shape draw:style-name="gr22" draw:text-style-name="P3" draw:layer="layout" svg:width="1.8cm" svg:height="1cm" svg:x="37.231cm" svg:y="14.437cm">
              <text:p/>
              <draw:enhanced-geometry svg:viewBox="0 0 21600 21600" draw:type="rectangle" draw:enhanced-path="M 0 0 L 21600 0 21600 21600 0 21600 0 0 Z N"/>
            </draw:custom-shape>
            <draw:g draw:style-name="gr3">
              <draw:custom-shape draw:style-name="gr23" draw:text-style-name="P6" draw:layer="layout" svg:width="0.1cm" svg:height="0.1cm" draw:transform="rotate (1.5707963267949) translate (38.684cm 15.337cm)">
                <text:p/>
  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6" draw:layer="layout" svg:width="0.1cm" svg:height="0.1cm" draw:transform="rotate (1.5707963267949) translate (38.533cm 15.337cm)">
                <text:p/>
  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6" draw:layer="layout" svg:width="0.1cm" svg:height="0.1cm" draw:transform="rotate (1.5707963267949) translate (38.383cm 15.337cm)">
                <text:p/>
  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6" draw:layer="layout" svg:width="0.1cm" svg:height="0.1cm" draw:transform="rotate (1.5707963267949) translate (38.233cm 15.337cm)">
                <text:p/>
  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6" draw:layer="layout" svg:width="0.1cm" svg:height="0.1cm" draw:transform="rotate (1.5707963267949) translate (37.932cm 15.337cm)">
                <text:p/>
  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6" draw:layer="layout" svg:width="0.1cm" svg:height="0.1cm" draw:transform="rotate (1.5707963267949) translate (37.782cm 15.337cm)">
                <text:p/>
  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6" draw:layer="layout" svg:width="0.1cm" svg:height="0.1cm" draw:transform="rotate (1.5707963267949) translate (37.632cm 15.337cm)">
                <text:p/>
  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6" draw:layer="layout" svg:width="0.1cm" svg:height="0.1cm" draw:transform="rotate (1.5707963267949) translate (38.082cm 15.337cm)">
                <text:p/>
  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6" draw:layer="layout" svg:width="0.1cm" svg:height="0.1cm" draw:transform="rotate (1.5707963267949) translate (38.831cm 15.337cm)">
                <text:p/>
  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6" draw:layer="layout" svg:width="0.1cm" svg:height="0.1cm" draw:transform="rotate (1.5707963267949) translate (37.481cm 15.337cm)">
                <text:p/>
  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6" draw:layer="layout" svg:width="0.1cm" svg:height="0.1cm" draw:transform="rotate (1.5707963267949) translate (37.331cm 15.337cm)">
                <text:p/>
  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 draw:style-name="gr3">
                <draw:custom-shape draw:style-name="gr24" draw:text-style-name="P9" draw:layer="layout" svg:width="0.1cm" svg:height="0.1cm" draw:transform="rotate (1.5707963267949) translate (38.831cm 14.644cm)">
                  <text:p/>
    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4" draw:text-style-name="P9" draw:layer="layout" svg:width="0.08cm" svg:height="0.08cm" draw:transform="rotate (1.5707963267949) translate (38.841cm 14.634cm)">
                  <text:p/>
    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 draw:style-name="gr3">
                <draw:custom-shape draw:style-name="gr24" draw:text-style-name="P9" draw:layer="layout" svg:width="0.1cm" svg:height="0.1cm" draw:transform="rotate (1.5707963267949) translate (38.703cm 14.644cm)">
                  <text:p/>
    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4" draw:text-style-name="P9" draw:layer="layout" svg:width="0.08cm" svg:height="0.08cm" draw:transform="rotate (1.5707963267949) translate (38.713cm 14.634cm)">
                  <text:p/>
    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 draw:style-name="gr3">
                <draw:custom-shape draw:style-name="gr24" draw:text-style-name="P9" draw:layer="layout" svg:width="0.1cm" svg:height="0.1cm" draw:transform="rotate (1.5707963267949) translate (38.572cm 14.644cm)">
                  <text:p/>
    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4" draw:text-style-name="P9" draw:layer="layout" svg:width="0.08cm" svg:height="0.08cm" draw:transform="rotate (1.5707963267949) translate (38.582cm 14.634cm)">
                  <text:p/>
    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 draw:style-name="gr3">
                <draw:custom-shape draw:style-name="gr24" draw:text-style-name="P9" draw:layer="layout" svg:width="0.1cm" svg:height="0.1cm" draw:transform="rotate (1.5707963267949) translate (38.441cm 14.644cm)">
                  <text:p/>
    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4" draw:text-style-name="P9" draw:layer="layout" svg:width="0.08cm" svg:height="0.08cm" draw:transform="rotate (1.5707963267949) translate (38.451cm 14.634cm)">
                  <text:p/>
    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25" draw:text-style-name="P6" draw:layer="layout" svg:width="0.06cm" svg:height="0.06cm" draw:transform="rotate (1.5707963267949) translate (38.851cm 15.317cm)">
                <text:p/>
  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6" draw:layer="layout" svg:width="0.06cm" svg:height="0.06cm" draw:transform="rotate (1.5707963267949) translate (38.704cm 15.317cm)">
                <text:p/>
  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6" draw:layer="layout" svg:width="0.06cm" svg:height="0.06cm" draw:transform="rotate (1.5707963267949) translate (38.553cm 15.317cm)">
                <text:p/>
  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6" draw:layer="layout" svg:width="0.06cm" svg:height="0.06cm" draw:transform="rotate (1.5707963267949) translate (38.403cm 15.317cm)">
                <text:p/>
  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6" draw:layer="layout" svg:width="0.06cm" svg:height="0.06cm" draw:transform="rotate (1.5707963267949) translate (38.253cm 15.317cm)">
                <text:p/>
  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6" draw:layer="layout" svg:width="0.06cm" svg:height="0.06cm" draw:transform="rotate (1.5707963267949) translate (38.102cm 15.317cm)">
                <text:p/>
  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6" draw:layer="layout" svg:width="0.06cm" svg:height="0.06cm" draw:transform="rotate (1.5707963267949) translate (37.952cm 15.317cm)">
                <text:p/>
  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6" draw:layer="layout" svg:width="0.06cm" svg:height="0.06cm" draw:transform="rotate (1.5707963267949) translate (37.802cm 15.317cm)">
                <text:p/>
  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6" draw:layer="layout" svg:width="0.06cm" svg:height="0.06cm" draw:transform="rotate (1.5707963267949) translate (37.652cm 15.317cm)">
                <text:p/>
  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6" draw:layer="layout" svg:width="0.06cm" svg:height="0.06cm" draw:transform="rotate (1.5707963267949) translate (37.501cm 15.317cm)">
                <text:p/>
  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6" draw:layer="layout" svg:width="0.06cm" svg:height="0.06cm" draw:transform="rotate (1.5707963267949) translate (37.351cm 15.317cm)">
                <text:p/>
  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3">
              <draw:custom-shape draw:style-name="gr26" draw:text-style-name="P4" draw:layer="layout" svg:width="0.2cm" svg:height="0.2cm" svg:x="37.431cm" svg:y="14.637cm">
                <text:p/>
                <draw:enhanced-geometry svg:viewBox="0 0 21600 21600" draw:type="rectangle" draw:enhanced-path="M 0 0 L 21600 0 21600 21600 0 21600 0 0 Z N"/>
              </draw:custom-shape>
            </draw:g>
            <draw:g draw:style-name="gr3">
              <draw:custom-shape draw:style-name="gr26" draw:text-style-name="P4" draw:layer="layout" svg:width="0.2cm" svg:height="0.2cm" svg:x="38.031cm" svg:y="14.637cm">
                <text:p/>
                <draw:enhanced-geometry svg:viewBox="0 0 21600 21600" draw:type="rectangle" draw:enhanced-path="M 0 0 L 21600 0 21600 21600 0 21600 0 0 Z N"/>
              </draw:custom-shape>
            </draw:g>
            <draw:g draw:style-name="gr3">
              <draw:custom-shape draw:style-name="gr26" draw:text-style-name="P4" draw:layer="layout" svg:width="0.2cm" svg:height="0.2cm" svg:x="37.732cm" svg:y="14.637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 draw:style-name="gr3">
          <draw:custom-shape draw:style-name="gr27" draw:text-style-name="P3" draw:layer="layout" svg:width="1.265cm" svg:height="0.835cm" draw:transform="rotate (1.5707963267949) translate (41.271cm 15.437cm)">
            <text:p/>
            <draw:enhanced-geometry svg:viewBox="0 0 21600 21600" draw:path-stretchpoint-x="10800" draw:path-stretchpoint-y="10800" draw:text-areas="?f3 ?f4 ?f5 ?f6" draw:type="round-rectangle" draw:modifiers="1059.3301435406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5" draw:layer="layout" svg:width="0.34cm" svg:height="0.252cm" draw:transform="rotate (1.5707963267949) translate (41.847cm 14.4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268cm" svg:height="0.207cm" draw:transform="rotate (1.5707963267949) translate (41.58cm 14.4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268cm" svg:height="0.194cm" draw:transform="rotate (1.5707963267949) translate (41.314cm 14.4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117cm" svg:height="0.099cm" draw:transform="rotate (1.5707963267949) translate (42.024cm 15.3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224cm" svg:height="0.181cm" draw:transform="rotate (1.5707963267949) translate (41.95cm 15.07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111cm" svg:height="0.222cm" draw:transform="rotate (1.5707963267949) translate (41.925cm 14.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0" draw:layer="layout" svg:width="0.05cm" svg:height="0.05cm" draw:transform="rotate (1.5707963267949) translate (41.302cm 15.4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0" draw:layer="layout" svg:width="0.05cm" svg:height="0.05cm" draw:transform="rotate (1.5707963267949) translate (41.302cm 14.5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0" draw:layer="layout" svg:width="0.05cm" svg:height="0.05cm" draw:transform="rotate (1.5707963267949) translate (42.031cm 14.5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0" draw:layer="layout" svg:width="0.05cm" svg:height="0.05cm" draw:transform="rotate (1.5707963267949) translate (42.028cm 15.4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221cm" svg:height="0.216cm" draw:transform="rotate (1.5707963267949) translate (41.531cm 15.144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144cm" svg:height="0.142cm" draw:transform="rotate (1.5707963267949) translate (41.534cm 14.615cm)">
            <text:p/>
            <draw:enhanced-geometry svg:viewBox="0 0 21600 21600" draw:type="rectangle" draw:enhanced-path="M 0 0 L 21600 0 21600 21600 0 21600 0 0 Z N"/>
          </draw:custom-shape>
          <draw:g draw:style-name="gr3">
            <draw:custom-shape draw:style-name="gr29" draw:text-style-name="P4" draw:layer="layout" svg:width="0.057cm" svg:height="0.331cm" draw:transform="rotate (-1.5707963267949) translate (41.996cm 14.73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5" draw:text-style-name="P4" draw:layer="layout" svg:width="0.046cm" svg:height="0.2cm" draw:transform="rotate (-1.5707963267949) translate (42.041cm 14.723cm)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g draw:style-name="gr3">
            <draw:custom-shape draw:style-name="gr29" draw:text-style-name="P4" draw:layer="layout" svg:width="0.057cm" svg:height="0.331cm" draw:transform="rotate (1.5707963267949) translate (41.523cm 15.4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046cm" svg:height="0.2cm" draw:transform="rotate (1.5707963267949) translate (41.588cm 15.42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3">
            <draw:custom-shape draw:style-name="gr30" draw:text-style-name="P4" draw:layer="layout" svg:width="0.762cm" svg:height="0.091cm" draw:transform="rotate (1.5707963267949) translate (41.29cm 15.334cm)">
              <text:p/>
              <draw:enhanced-geometry svg:viewBox="0 0 21600 21600" draw:type="rectangle" draw:enhanced-path="M 0 0 L 21600 0 21600 21600 0 21600 0 0 Z N"/>
            </draw:custom-shape>
            <draw:g draw:style-name="gr3">
              <draw:g draw:style-name="gr3">
                <draw:custom-shape draw:style-name="gr9" draw:text-style-name="P6" draw:layer="layout" svg:width="0.023cm" svg:height="0.024cm" draw:transform="rotate (1.5707963267949) translate (41.343cm 15.325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43cm 15.287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43cm 15.249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43cm 15.211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43cm 15.173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43cm 15.135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43cm 15.097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43cm 15.059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43cm 15.021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43cm 14.983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43cm 14.946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43cm 14.908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43cm 14.87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43cm 14.832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43cm 14.794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43cm 14.756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43cm 14.718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43cm 14.68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43cm 14.642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43cm 14.604cm)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style-name="gr3">
                <draw:custom-shape draw:style-name="gr9" draw:text-style-name="P6" draw:layer="layout" svg:width="0.023cm" svg:height="0.024cm" draw:transform="rotate (1.5707963267949) translate (41.304cm 15.325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04cm 15.287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04cm 15.249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04cm 15.211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04cm 15.173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04cm 15.135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04cm 15.097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04cm 15.059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04cm 15.021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04cm 14.983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04cm 14.946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04cm 14.908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04cm 14.87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04cm 14.832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04cm 14.794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04cm 14.756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04cm 14.718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04cm 14.68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04cm 14.642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0.023cm" svg:height="0.024cm" draw:transform="rotate (1.5707963267949) translate (41.304cm 14.604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polyline draw:style-name="gr19" draw:text-style-name="P7" draw:layer="layout" svg:width="1.66cm" svg:height="6.935cm" draw:transform="rotate (-1.5707963267949) translate (37.4587462686567cm 11.6cm)" svg:viewBox="0 0 1661 6936" draw:points="0,6936 1661,6936 1661,0">
          <text:p/>
        </draw:polyline>
        <draw:g draw:style-name="gr3">
          <draw:g draw:style-name="gr3">
            <draw:custom-shape draw:style-name="gr31" draw:text-style-name="P3" draw:layer="layout" svg:width="2.6cm" svg:height="1.4cm" svg:x="30.231cm" svg:y="11.103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8" draw:layer="layout" svg:width="2.6cm" svg:height="0.2cm" svg:x="30.231cm" svg:y="11.303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7" draw:layer="layout" svg:x1="30.831cm" svg:y1="11.103cm" svg:x2="30.831cm" svg:y2="12.503cm">
              <text:p/>
            </draw:line>
            <draw:line draw:style-name="gr11" draw:text-style-name="P7" draw:layer="layout" svg:x1="31.231cm" svg:y1="11.103cm" svg:x2="31.231cm" svg:y2="12.503cm">
              <text:p/>
            </draw:line>
            <draw:line draw:style-name="gr11" draw:text-style-name="P7" draw:layer="layout" svg:x1="31.631cm" svg:y1="11.103cm" svg:x2="31.631cm" svg:y2="12.503cm">
              <text:p/>
            </draw:line>
            <draw:line draw:style-name="gr11" draw:text-style-name="P7" draw:layer="layout" svg:x1="32.031cm" svg:y1="11.103cm" svg:x2="32.031cm" svg:y2="12.503cm">
              <text:p/>
            </draw:line>
            <draw:line draw:style-name="gr11" draw:text-style-name="P7" draw:layer="layout" svg:x1="32.431cm" svg:y1="11.103cm" svg:x2="32.431cm" svg:y2="12.503cm">
              <text:p/>
            </draw:lin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7" draw:display-name="Gradient 27" draw:style="linear" draw:start-color="#012269" draw:end-color="#99a6c3" draw:start-intensity="100%" draw:end-intensity="100%" draw:angle="90deg" draw:border="0%">
      <loext:gradient-stop svg:offset="0" loext:color-type="rgb" loext:color-value="#012269"/>
      <loext:gradient-stop svg:offset="1" loext:color-type="rgb" loext:color-value="#99a6c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3:52:05.003590724</meta:creation-date>
    <dc:date>2024-10-23T21:24:23.248310154</dc:date>
    <meta:editing-duration>PT4H51M53S</meta:editing-duration>
    <meta:editing-cycles>7</meta:editing-cycles>
    <meta:generator>LibreOffice/24.8.2.1$Linux_X86_64 LibreOffice_project/480$Build-1</meta:generator>
    <meta:document-statistic meta:object-count="356"/>
  </office:meta>
</office:document-meta>
</file>